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4ba" officeooo:paragraph-rsid="001fb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dos de Treinamento do Bustrends.</text:p>
      <text:p text:style-name="P1">Os dados de treinamento devem ficar na pasta private/trainingSet na raiz da aplicação web2py (Bustrends).</text:p>
      <text:p text:style-name="P1">Esse é um arquivo csv em que a primeira coluna é o tweete e a segunda coluna o sentimento associado ao mesmo.</text:p>
      <text:p text:style-name="P1"/>
      <text:p text:style-name="P1">Os sentimentos são numéricos, sendo -1 para negativo, 0 para positivo e 1 para positivo. Ao colocar novos dados de treinamento deve-se apagar todos os arquivos com extensão .pkl e .py da pasta private/trainingSet.</text:p>
      <text:p text:style-name="P1"/>
      <text:p text:style-name="P1">Na pasta model, no arquivo twitterSent.py deve-se atualizar o nome dos arquivos de treinamento, que está na variável <text:s/>TRAINING_FILE na linha 97.</text:p>
      <text:p text:style-name="P1"/>
      <text:p text:style-name="P1">Após essas modificação, basta acessar a página de pesquisa e fazer a busca de um determinado item.</text:p>
      <text:p text:style-name="P1">A primeira vez que o sistema rodar, ele irá treinar o modelo e salvar o mesmo na pasta private/trainingSet, concluindo assim o processo.</text:p>
      <text:p text:style-name="P1"/>
      <text:p text:style-name="P1">O arquivo csv de treinamento deve ser gerado de forma manual, pois ele conterá os ensinamentos que o sistema precisa para funcion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1:38:17.295146098</meta:creation-date>
    <dc:date>2017-01-30T11:45:44.742364959</dc:date>
    <meta:editing-duration>PT7M30S</meta:editing-duration>
    <meta:editing-cycles>1</meta:editing-cycles>
    <meta:document-statistic meta:table-count="0" meta:image-count="0" meta:object-count="0" meta:page-count="1" meta:paragraph-count="8" meta:word-count="160" meta:character-count="971" meta:non-whitespace-character-count="818"/>
    <meta:generator>LibreOffice/5.1.4.2$Linux_X86_64 LibreOffice_project/10m0$Build-2</meta:generator>
  </office:meta>
</office:document-meta>
</file>